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letableFutureReturnValueHandler.toCompletableFuture( Object returnValue , MethodParameter return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letableFutureReturnValueHandler.supportsReturnType( MethodParameter retur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